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0cffe0" officeooo:paragraph-rsid="000cffe0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officeooo:rsid="000cffe0" officeooo:paragraph-rsid="000cffe0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0cffe0" officeooo:paragraph-rsid="000cffe0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cffe0" officeooo:paragraph-rsid="000cffe0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cffe0" officeooo:paragraph-rsid="000cffe0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cffe0" officeooo:paragraph-rsid="000cffe0" style:font-size-asian="14pt" style:font-size-complex="16pt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ND A TOUR</text:p>
      <text:p text:style-name="P1">Use-case specification</text:p>
      <text:p text:style-name="P1">Create A Tour</text:p>
      <text:p text:style-name="P5">1. Brief Description :</text:p>
      <text:p text:style-name="P4"><text:span text:style-name="T1">This use case allows to create new tours by tourist guide.</text:span></text:p>
      <text:p text:style-name="P5">2.Flow of Events :</text:p>
      <text:p text:style-name="P4">2.1 Basic Flow :</text:p>
      <text:p text:style-name="P3">Step #1: This use case starts when the tourist guide pushes “Create a new Tour” button.</text:p>
      <text:p text:style-name="P3">Step #2: A new window appears and tourist guide should fulfill all required areas.</text:p>
      <text:p text:style-name="P3">Step #3: After fulfill required areas tourist guide should push “Create” button.</text:p>
      <text:p text:style-name="P3">Step #4: Use case ends.</text:p>
      <text:p text:style-name="P3"/>
      <text:p text:style-name="P4">2.2 Alternative Flows :</text:p>
      <text:p text:style-name="P3">There isn't any alternative flows.</text:p>
      <text:p text:style-name="P3"/>
      <text:p text:style-name="P6">3.Preconditions :</text:p>
      <text:p text:style-name="P4">3.1 Registered &amp; Logged in:</text:p>
      <text:p text:style-name="P3">The tourist guides should be registered &amp; logged in to the system</text:p>
      <text:p text:style-name="P4"/>
      <text:p text:style-name="P5">4.Postconditions :</text:p>
      <text:p text:style-name="P3">There is no postconditions.</text:p>
      <text:p text:style-name="P3"/>
      <text:p text:style-name="P3"/>
      <text:p text:style-name="P5"/>
      <text:p text:style-name="P4"><text:span text:style-name="T1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3T16:30:34.425073967</meta:creation-date>
    <dc:date>2015-04-03T16:45:30.636868809</dc:date>
    <meta:editing-duration>P0D</meta:editing-duration>
    <meta:editing-cycles>1</meta:editing-cycles>
    <meta:document-statistic meta:table-count="0" meta:image-count="0" meta:object-count="0" meta:page-count="1" meta:paragraph-count="18" meta:word-count="112" meta:character-count="643" meta:non-whitespace-character-count="549"/>
    <meta:generator>LibreOffice/4.2.7.2$Linux_X86_64 LibreOffice_project/420m0$Build-2</meta:generator>
  </office:meta>
</office:document-meta>
</file>